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.1965in" style:auto-text-indent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language="ru" fo:country="RU"/>
    </style:style>
    <style:style style:name="P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style:font-style-asian="normal" style:font-style-complex="normal"/>
    </style:style>
    <style:style style:name="P6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style:font-style-asian="normal" style:font-style-complex="normal"/>
    </style:style>
    <style:style style:name="P8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style:font-style-asian="normal" style:font-style-complex="normal"/>
    </style:style>
    <style:style style:name="P10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6666ff" fo:language="ru" fo:country="RU"/>
    </style:style>
    <style:style style:name="P11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color="#6666ff" fo:language="ru" fo:country="RU"/>
    </style:style>
    <style:style style:name="P13" style:family="paragraph" style:parent-style-name="Text_20_body">
      <style:text-properties fo:language="en" fo:country="US"/>
    </style:style>
    <style:style style:name="P14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15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16" style:family="paragraph" style:parent-style-name="Text_20_body" style:list-style-name="L2">
      <loext:graphic-properties draw:fill="solid" draw:fill-color="#ffff00" draw:opacity="100%"/>
      <style:paragraph-properties fo:text-align="justify" style:justify-single-word="false" fo:background-color="#ffff00"/>
      <style:text-properties fo:language="ru" fo:country="RU"/>
    </style:style>
    <style:style style:name="P17" style:family="paragraph" style:parent-style-name="Text_20_body" style:list-style-name="L3">
      <style:text-properties fo:language="ru" fo:country="RU"/>
    </style:style>
    <style:style style:name="P18" style:family="paragraph" style:parent-style-name="Text_20_body" style:list-style-name="L3">
      <style:text-properties fo:language="ru" fo:country="RU" fo:background-color="#ffff00"/>
    </style:style>
    <style:style style:name="P19" style:family="paragraph" style:parent-style-name="Text_20_body">
      <style:text-properties style:use-window-font-color="true"/>
    </style:style>
    <style:style style:name="P20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officeooo:paragraph-rsid="000506cc" style:font-style-asian="normal" style:font-style-complex="normal"/>
    </style:style>
    <style:style style:name="P21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officeooo:paragraph-rsid="00059d01" style:font-style-asian="normal" style:font-style-complex="normal"/>
    </style:style>
    <style:style style:name="P2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officeooo:paragraph-rsid="000b540c" style:font-style-asian="normal" style:font-style-complex="normal"/>
    </style:style>
    <style:style style:name="P2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officeooo:rsid="00059d01" officeooo:paragraph-rsid="00059d01" style:font-style-asian="normal" style:font-style-complex="normal"/>
    </style:style>
    <style:style style:name="P2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font-style="italic" fo:font-weight="normal" officeooo:rsid="00076988" officeooo:paragraph-rsid="00076988" style:font-style-asian="italic" style:font-weight-asian="normal" style:font-style-complex="italic" style:font-weight-complex="normal"/>
    </style:style>
    <style:style style:name="P2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font-style="normal" fo:font-weight="normal" officeooo:rsid="00076988" officeooo:paragraph-rsid="00076988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font-style="normal" fo:font-weight="normal" officeooo:rsid="00076988" officeooo:paragraph-rsid="0008d078" style:font-style-asian="normal" style:font-weight-asian="normal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 fo:language="ru" fo:country="RU"/>
    </style:style>
    <style:style style:name="T5" style:family="text">
      <style:text-properties fo:color="#0000ff" fo:font-style="italic" style:font-style-asian="italic" style:font-style-complex="italic"/>
    </style:style>
    <style:style style:name="T6" style:family="text">
      <style:text-properties fo:color="#0000ff" fo:font-style="normal" style:font-style-asian="normal" style:font-style-complex="normal"/>
    </style:style>
    <style:style style:name="T7" style:family="text">
      <style:text-properties style:use-window-font-color="true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8" style:family="text">
      <style:text-properties style:use-window-font-color="true" fo:language="en" fo:country="US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9" style:family="text">
      <style:text-properties fo:color="#800000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0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language="uk" fo:country="UA"/>
    </style:style>
    <style:style style:name="T12" style:family="text">
      <style:text-properties officeooo:rsid="0000f865"/>
    </style:style>
    <style:style style:name="T13" style:family="text">
      <style:text-properties officeooo:rsid="00020a8c"/>
    </style:style>
    <style:style style:name="T14" style:family="text">
      <style:text-properties officeooo:rsid="0003967e"/>
    </style:style>
    <style:style style:name="T15" style:family="text">
      <style:text-properties officeooo:rsid="000506cc"/>
    </style:style>
    <style:style style:name="T16" style:family="text">
      <style:text-properties officeooo:rsid="00059d01"/>
    </style:style>
    <style:style style:name="T17" style:family="text">
      <style:text-properties officeooo:rsid="00076988"/>
    </style:style>
    <style:style style:name="T18" style:family="text">
      <style:text-properties officeooo:rsid="0008d078"/>
    </style:style>
    <style:style style:name="T19" style:family="text">
      <style:text-properties officeooo:rsid="00092bd9"/>
    </style:style>
    <style:style style:name="T20" style:family="text">
      <style:text-properties officeooo:rsid="000a3910"/>
    </style:style>
    <style:style style:name="T21" style:family="text">
      <style:text-properties officeooo:rsid="000a83da"/>
    </style:style>
    <style:style style:name="T22" style:family="text">
      <style:text-properties officeooo:rsid="000b540c"/>
    </style:style>
    <style:style style:name="T23" style:family="text">
      <style:text-properties officeooo:rsid="000bf85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Страницы с красным: 2,5,<text:span text:style-name="T1">6,</text:span>7,11,21,22,<text:span text:style-name="T12">26</text:span></text:p>
      <text:p text:style-name="P8">Улучшить 1-ю и 2-ю главы (особенно вторую половину второй главы)!</text:p>
      <text:h text:style-name="Heading_20_2" text:outline-level="2">Staging page: <text:span text:style-name="T13">28</text:span></text:h>
      <text:p text:style-name="P12"/>
      <text:p text:style-name="P10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4">Давать читать фанфик по главам. Сказать Ане, чтобы записывала свои догадки, возникающие по мере прочтения каждой главы</text:span><text:span text:style-name="T3">&gt;</text:span></text:p>
      <text:p text:style-name="Text_20_body">&lt;темы: Терра - Майкл Джексон, Кантерлот - Марк Нофлер, Понивилль - Сеал и фан-музыка. Дэш - Милен Фармер&gt;</text:p>
      <text:h text:style-name="Heading_20_2" text:outline-level="2">Музыка</text:h>
      <text:p text:style-name="Text_20_body">1. Терра - <text:span text:style-name="T10">Electronics “Disappointed”/Gary Jules “Mad World”/Pink Floyd “Another Brick In The Wall”</text:span></text:p>
      <text:p text:style-name="P11">2. Пробуждение - <text:span text:style-name="T5">Pet Shop Boys “So Hard”???</text:span></text:p>
      <text:p text:style-name="P11">3. Норф - <text:span text:style-name="T5">Dire Straits “Coyote”</text:span></text:p>
      <text:p text:style-name="P13">4. З<text:span text:style-name="T3">аклинание Последнего Шанса. </text:span><text:span text:style-name="T6">Mike Oldfield – Tres Lunas ”To Be Free” (Radio Edit)</text:span></text:p>
      <text:p text:style-name="P4"/>
      <text:h text:style-name="Heading_20_2" text:outline-level="2">Глава X</text:h>
      <text:p text:style-name="Text_20_body">Дальнейшее сближение Анона с Дэш, пока «Громовержец» летит к замку Сестёр.</text:p>
      <text:p text:style-name="Text_20_body">Дэш выписывает пируэты в небе. Анон пытается зарисовать её (Дэш попросила его об этом — схематические рисунки пируэтов Дэш). Ещё Анон говорит Дэш, что их секс был ошибкой и что он завязывает с конеёбством. Они ссорятся.</text:p>
      <text:p text:style-name="P1"><text:span text:style-name="T8">&lt;</text:span><text:span text:style-name="T9">- Учти, я ни капельки не жалею о наших поебушках! Это было круто! Хотя мне хочется большего. Я до сих пор пахну тобой… и хочу пахнуть… Это неправильно, так ведь?</text:span></text:p>
      <text:p text:style-name="P6"/>
      <text:p text:style-name="P1"><text:span text:style-name="T7">&lt;</text:span><text:span text:style-name="T9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7">&gt;</text:span></text:p>
      <text:p text:style-name="P9">&lt;<text:span text:style-name="T3"> Пони — сельские жители и не любят больших городов. </text:span>&gt;</text:p>
      <text:p text:style-name="P7"/>
      <text:p text:style-name="P5"><text:span text:style-name="T3">«Королева Лорен» жалобно потрескивала, опираясь на табуретку. Я прилаживал ей новое колесо взамен <text:s/>утраченного. </text:span><text:span text:style-name="T11">Ещ</text:span><text:span text:style-name="T3">ё</text:span><text:span text:style-name="T11"> </text:span><text:span text:style-name="T3">немного, и будет как новенькая! В дворцовом гараже среди кучи хлама таки нашлось лопнувшее колесо, которое я смог починить — наука Норфа не пошла даром. Закрепив диск на оси, я крутанул его что есть силы. Спицы слились в размытое пятно, искря солнечными бликами. Красота! Осталось покрыть лаком царапины корпуса, полученные при таране крыши сарая, и будет как новенькая — хоть снова в гонках участвуй.</text:span></text:p>
      <text:p text:style-name="P3">Я залез в колесницу и попрыгал, проверяя крепость подвески. Рессоры успокаивающе скрипнули.</text:p>
      <text:p text:style-name="P3">Вот если бы укатить на колеснице вдвоём с Сел далеко-далеко за горизонт, навстречу Солнцу! И там разговаривать долго-долго. Чтобы это было нашим «другим местом и другим временем», о котором она писала. И чтобы у нас всё было иначе.</text:p>
      <text:p text:style-name="P3">Впрочем, <text:s/>зачем для этого колесница? Интересно, Сел возила кого-нибудь когда-нибудь верхом? Кто бы мог быть этим… наглецом? Ну, тот случай, когда она меня спасала во время землетрясения — не в счёт.</text:p>
      <text:p text:style-name="P3">Я улыбнулся своим мыслям. Не ревнуй, Анон! Кроме тебя тут нет людей и никогда не было.</text:p>
      <text:p text:style-name="P3"><text:soft-page-break/>Дэш наблюдала за мной с крыши гаража, положив голову на передние ноги.</text:p>
      <text:p text:style-name="P3">– Ты опять думаешь о ней. Моё лекарство не работает.</text:p>
      <text:p text:style-name="P3">Я вздохнул. Вот только ревнующей пегаски мне и не хватало!</text:p>
      <text:p text:style-name="P3">– Дэш, я же предупреждал. Я не люблю тебя. Если ты хочешь что-то большее, чем дружба с привилегиями, то извини. За этим — не ко мне.</text:p>
      <text:p text:style-name="P3">Пегаска возмущённо фыркнула.</text:p>
      <text:p text:style-name="P3">– Да знаю я! Ещё чего! Я тебя тоже не люблю — не воображай себе! Просто мне не хочется, чтобы ты сохнул до конца жизни по той, которую получить не сможешь. Ты же мой лучший друг! А так — водись с кем хочешь, мне до этого дела нет!</text:p>
      <text:p text:style-name="P3">Я спрыгнул с «Королевы Лорен» и затолкал её в гараж.</text:p>
      <text:p text:style-name="P3">– Давай не будем об этом, Дэш? Мне хорошо с тобой и ты — мой лучший друг, но я не хочу разговаривать на эту тему.</text:p>
      <text:p text:style-name="P3">– Ну и пожалуйста! – буркнула пегаска и спланировала на землю. – Стой!</text:p>
      <text:p text:style-name="P3">Я недоумённо уставился на Дэш. Та указала на «Королеву Лорен».</text:p>
      <text:p text:style-name="P3">– Ты закончил с колесницей?</text:p>
      <text:p text:style-name="P3">Я утвердительно помотал головой.</text:p>
      <text:p text:style-name="P3">– Давай устроим ей тест-драйв! Давно хотела почувствовать себя на месте стрит-рейсера.</text:p>
      <text:p text:style-name="P3">А что? Пегаска дело говорит. Погода стоит отличная, до вечера куча времени, а управлять небесной колесницей может и ребёнок, как я убедился в печальноизвестный Гранд Галопин Гала.</text:p>
      <text:p text:style-name="P3">Я выкатил «Королеву Лорен» обратно во двор и протянул пегаске <text:span text:style-name="T14">шлею</text:span>.</text:p>
      <text:p text:style-name="P3"/>
      <text:p text:style-name="P3">…</text:p>
      <text:p text:style-name="P3"/>
      <text:p text:style-name="P3">Парящий чуть выше облаков замок напоминал остров посреди бескрайнего моря. Дэш увлекала «Королеву Лорен» по парковой дорожке прямо навстречу белым бурунам, лениво плескавшимся за обрывом. Я чуть потянул штурвал на себя, проверяя подъёмную силу колесницы.</text:p>
      <text:p text:style-name="P3">Всё в порядке, «Королева Лорен» послушно оторвалась от земли, повторяя движение штурвала. Колёса завертелись в воздухе. Я приземлил колесницу обратно. <text:s/>Ещё рано.</text:p>
      <text:p text:style-name="P20">Дэш тянула всё сильнее, край обрыва стремительно приближался. <text:span text:style-name="T15">Я начал нервничать. Если пегаска вздумает прямо с обрыва уйти в крутое пике, колесница может перевернуться, а ремней безопасности тут не предусмотрено.</text:span></text:p>
      <text:p text:style-name="P23">Спокойно, Анон, она не может об этом не знать. Просто доверься ей.</text:p>
      <text:p text:style-name="P21"><text:span text:style-name="T16">Парковая дорожка</text:span> на исходе — а пегаска и не думала раскрывать крылья. <text:span text:style-name="T15">Мне вдруг пришло в голову, что Дэш не имеет опыта буксировки небесных колесниц! Откуда ей знать! Я еле сдержался, чтобы не выпрыгнуть из «Королевы Лорен» на последних метрах. Поздно, Анон! Оставив пегаску запряженной в неуправляемую экспериментальную небесную колесницу, ты подвергнешь её опасности!</text:span></text:p>
      <text:p text:style-name="P21">Оттолкнувшись с разгону от края обрыва, Дэш прыгнула вперёд со сложенными крыльями. Вслед за ней в пропасть вылетела «Королева Лорен» с моей <text:span text:style-name="T16">вопящей</text:span> тушкой. Я уцепился в поручни и приготовился к крутому пике.</text:p>
      <text:p text:style-name="P3">Падения не последовало. Пегаска без труда скакала по облакам, как по земле. Колесница спокойно катилась за ней, плавно подскакивая на бурунчиках. <text:span text:style-name="T17">Я вытер пот со лба.</text:span></text:p>
      <text:p text:style-name="P22"><text:span text:style-name="T23">Пик</text:span> «Громовер<text:span text:style-name="T14">ж</text:span>ца» остался позади. Мы мчались по бескрайней гряде молочно-белого небесного покрывала навстречу солнцу. <text:span text:style-name="T22">Облачные мосты и тоннели провожали нас курящимся следом. Казалось, силуэт пегаски на фоне золотого шара испускает радужное сияние. </text:span></text:p>
      <text:p text:style-name="P3"/>
      <text:p text:style-name="P3"><text:soft-page-break/></text:p>
      <text:p text:style-name="P3"/>
      <text:p text:style-name="P24"/>
      <text:p text:style-name="P25">&lt; - Меня ослепило солнце!</text:p>
      <text:p text:style-name="P26">- Ослепило? <text:span text:style-name="T19">С</text:span>олнце? Вот в этом? - я осторожно снял с пегаски громадные противосолнечные очки. Две влажные дорожки протянулись по её скулам <text:span text:style-name="T19">от</text:span> глаз.</text:p>
      <text:p text:style-name="P26">- <text:span text:style-name="T18">Не твоё дело! - п</text:span>егаска сердито фыркнула. <text:span text:style-name="T19">Вырвав у меня очки из рук, она развернулась на одном копыте </text:span>и улетела.&gt;</text:p>
      <text:p text:style-name="P19"/>
      <text:h text:style-name="Heading_20_2" text:outline-level="2">Идеи</text:h>
      <text:list xml:id="list5921850819429284358" text:style-name="L1">
        <text:list-item>
          <text:p text:style-name="P14">Книги:</text:p>
        </text:list-item>
      </text:list>
      <text:list xml:id="list394453743744244096" text:style-name="L2">
        <text:list-item>
          <text:p text:style-name="P15">«Великие грифоны прошлого» - из канона (5<text:span text:style-name="T1">s8e)</text:span></text:p>
        </text:list-item>
        <text:list-item>
          <text:p text:style-name="P15">«Высшие заклинания в повседневном использовании: от песчинки до дворца»</text:p>
        </text:list-item>
        <text:list-item>
          <text:p text:style-name="P16">«Малоизвестные аспекты магии трансформаций»</text:p>
        </text:list-item>
        <text:list-item>
          <text:p text:style-name="P15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15">Дасти Вейфарер «Зебрианская культура, быт и фольклор»</text:p>
        </text:list-item>
        <text:list-item>
          <text:p text:style-name="P15">«Краткая история Эквестрии»</text:p>
        </text:list-item>
        <text:list-item>
          <text:p text:style-name="P15">«Шедевры архитектуры Эквестрии» с разделом о Кантерлотском Королевском Дворце</text:p>
        </text:list-item>
        <text:list-item>
          <text:p text:style-name="P15">«Великие дела и великие чары». Страница 893: …</text:p>
        </text:list-item>
        <text:list-item>
          <text:p text:style-name="P15">«<text:span text:style-name="T2">Природа Проклятий</text:span>» - обмен</text:p>
        </text:list-item>
        <text:list-item>
          <text:p text:style-name="P15"><text:span text:style-name="T2">«Магия для Чайников»</text:span> - обмен</text:p>
        </text:list-item>
        <text:list-item>
          <text:p text:style-name="P15"><text:span text:style-name="T2">«Энциклопедия Арканум»</text:span> - обмен</text:p>
        </text:list-item>
        <text:list-item>
          <text:p text:style-name="P15">«О Гейсах» - обмен</text:p>
        </text:list-item>
        <text:list-item>
          <text:p text:style-name="P15">«<text:span text:style-name="T2">Тайны Тайных Наук</text:span>» - обмен</text:p>
        </text:list-item>
        <text:list-item>
          <text:p text:style-name="P16">«Основы Заклятий» - обмен</text:p>
        </text:list-item>
        <text:list-item>
          <text:p text:style-name="P15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6644761289735694554" text:style-name="L3">
        <text:list-item>
          <text:p text:style-name="P17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17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18"><text:soft-page-break/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17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17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17">Около 820-ти лет назад будущий маг Лайтнинг Стар поступил на обучение к наставнику Тииспоту</text:p>
        </text:list-item>
        <text:list-item>
          <text:p text:style-name="P17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17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17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17">У Селестии грива и хвост развеваются и переливаются от магического шампуня</text:p>
        </text:list-item>
        <text:list-item>
          <text:p text:style-name="P17">Тело Селестии очень крепкое — может выдержать несколько тонн земли</text:p>
        </text:list-item>
        <text:list-item>
          <text:p text:style-name="P17">Дискорд намного старше принцесс, его магия сильнее ихней на голову</text:p>
        </text:list-item>
        <text:list-item>
          <text:p text:style-name="P17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17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17">Самый главный враг сестёр и Дискорда — скука</text:p>
        </text:list-item>
        <text:list-item>
          <text:p text:style-name="P17">В Эквестрии на одного жеребца приходится четыре - пять кобыл</text:p>
        </text:list-item>
        <text:list-item>
          <text:p text:style-name="P17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17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17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17">Кроме Дискорда, старше сестёр ещё старейшина драконов</text:p>
        </text:list-item>
        <text:list-item>
          <text:p text:style-name="P17">Кэйденс не прожила и 60-ти лет и является низкорожденной</text:p>
        </text:list-item>
        <text:list-item>
          <text:p text:style-name="P17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17">Народ тихо фигел от нововведений и с ещё большим ожесточением продолжал делать по-своему</text:p>
        </text:list-item>
        <text:list-item>
          <text:p text:style-name="P17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17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17">Когда пони женятся, они обмениваются ножными браслетами</text:p>
        </text:list-item>
        <text:list-item>
          <text:p text:style-name="P17">Светилами, кроме сестёр, могут управлять единороги (группы), Дискорд, Твайлайт и Старсвирл</text:p>
        </text:list-item>
        <text:list-item>
          <text:p text:style-name="P17"><text:soft-page-break/>Королева Кризалис — правительница Зелёной Долины</text:p>
        </text:list-item>
        <text:list-item>
          <text:p text:style-name="P17">Мать Луны и Селестии — аликорн Лорен. Мать Дискорда — Алиса (пони-человек)</text:p>
        </text:list-item>
        <text:list-item>
          <text:p text:style-name="P17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3799in" fo:margin-left="0.3701in" fo:margin-right="0.4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7-06-03T08:11:47.37</meta:creation-date>
    <dc:date>2017-06-13T19:24:07.368031944</dc:date>
    <meta:editing-duration>P2DT44M58S</meta:editing-duration>
    <meta:editing-cycles>71</meta:editing-cycles>
    <meta:generator>LibreOffice/5.1.6.2$Linux_X86_64 LibreOffice_project/10m0$Build-2</meta:generator>
    <meta:document-statistic meta:table-count="0" meta:image-count="0" meta:object-count="0" meta:page-count="5" meta:paragraph-count="97" meta:word-count="1602" meta:character-count="10567" meta:non-whitespace-character-count="9056"/>
  </office:meta>
</office:document-meta>
</file>